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erafik" svg:font-family="Terafik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erafik"/>
    </style:style>
    <style:style style:name="T1" style:family="text">
      <style:text-properties style:font-name="Terafi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477cm" svg:height="2.032cm" svg:x="11.668cm" svg:y="3.64cm">
          <text:p text:style-name="P1"><text:span text:style-name="T1">Public Domain</text:span><text:span text:style-name="T1"><text:line-break/></text:span><text:span text:style-name="T1">with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7.493cm" svg:height="2.667cm" svg:x="6.207cm" svg:y="8.966cm">
          <text:p text:style-name="P1"><text:span text:style-name="T1">Non-copyleft</text:span><text:span text:style-name="T1"><text:line-break/></text:span><text:span text:style-name="T1">(Permissive Free Softwar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6.477cm" svg:height="2.667cm" svg:x="6.715cm" svg:y="13.395cm">
          <text:p text:style-name="P1"><text:span text:style-name="T1">Weak Copyle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6.477cm" svg:height="2.667cm" svg:x="6.715cm" svg:y="17.256cm">
          <text:p text:style-name="P1"><text:span text:style-name="T1">Strong Copyle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6.477cm" svg:height="2.702cm" svg:x="17.283cm" svg:y="8.955cm">
          <text:p text:style-name="P1"><text:span text:style-name="T1">Non-Free</text:span><text:span text:style-name="T1"><text:line-break/></text:span><text:span text:style-name="T1">(Proprita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9.786cm" svg:height="0.962cm" svg:x="9.001cm" svg:y="1.254cm">
          <draw:text-box>
            <text:p>Compatibilty (Relicencing) Graph</text:p>
          </draw:text-box>
        </draw:frame>
        <draw:connector draw:style-name="gr3" draw:text-style-name="P1" draw:layer="layout" draw:type="line" svg:x1="14.906cm" svg:y1="5.672cm" svg:x2="9.953cm" svg:y2="8.966cm" draw:start-shape="id1" draw:start-glue-point="2" draw:end-shape="id2" draw:end-glue-point="0" svg:d="m14906 5672-4953 3294" svg:viewBox="0 0 4954 3295">
          <text:p/>
        </draw:connector>
        <draw:connector draw:style-name="gr3" draw:text-style-name="P1" draw:layer="layout" draw:type="line" svg:x1="14.906cm" svg:y1="5.672cm" svg:x2="20.521cm" svg:y2="8.955cm" draw:start-shape="id1" draw:start-glue-point="2" draw:end-shape="id3" draw:end-glue-point="0" svg:d="m14906 5672 5615 3283" svg:viewBox="0 0 5616 3284">
          <text:p/>
        </draw:connector>
        <draw:connector draw:style-name="gr3" draw:text-style-name="P1" draw:layer="layout" draw:type="line" svg:x1="9.953cm" svg:y1="11.633cm" svg:x2="9.953cm" svg:y2="13.395cm" draw:start-shape="id2" draw:start-glue-point="2" draw:end-shape="id4" draw:end-glue-point="0" svg:d="m9953 11633v1762" svg:viewBox="0 0 1 1763">
          <text:p/>
        </draw:connector>
        <draw:connector draw:style-name="gr3" draw:text-style-name="P1" draw:layer="layout" draw:type="line" svg:x1="9.953cm" svg:y1="16.062cm" svg:x2="9.953cm" svg:y2="17.256cm" draw:start-shape="id4" draw:start-glue-point="2" draw:end-shape="id5" svg:d="m9953 16062v1194" svg:viewBox="0 0 1 1195">
          <text:p/>
        </draw:connector>
        <draw:connector draw:style-name="gr3" draw:text-style-name="P1" draw:layer="layout" draw:type="line" svg:x1="13.7cm" svg:y1="10.299cm" svg:x2="17.283cm" svg:y2="10.306cm" draw:start-shape="id2" draw:start-glue-point="1" draw:end-shape="id3" draw:end-glue-point="3" svg:d="m13700 10299 3583 7" svg:viewBox="0 0 3584 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erafik" svg:font-family="Terafik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6T07:37:21.081752380</meta:creation-date>
    <dc:date>2015-03-08T04:24:53.662604912</dc:date>
    <meta:editing-duration>PT3M29S</meta:editing-duration>
    <meta:editing-cycles>4</meta:editing-cycles>
    <meta:generator>LibreOffice/4.1.5.3$Linux_X86_64 LibreOffice_project/410m0$Build-3</meta:generator>
    <meta:document-statistic meta:object-count="11"/>
  </office:meta>
</office:document-meta>
</file>